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18fa1c" officeooo:paragraph-rsid="0018fa1c"/>
    </style:style>
    <style:style style:name="P2" style:family="paragraph" style:parent-style-name="Preformatted_20_Text">
      <style:text-properties officeooo:rsid="0018fa1c" officeooo:paragraph-rsid="001acfa5"/>
    </style:style>
    <style:style style:name="P3" style:family="paragraph" style:parent-style-name="Preformatted_20_Text">
      <style:text-properties officeooo:rsid="0018fa1c" officeooo:paragraph-rsid="001c5bec"/>
    </style:style>
    <style:style style:name="P4" style:family="paragraph" style:parent-style-name="Preformatted_20_Text">
      <style:text-properties officeooo:rsid="0018fa1c" officeooo:paragraph-rsid="001fd59f"/>
    </style:style>
    <style:style style:name="P5" style:family="paragraph" style:parent-style-name="Preformatted_20_Text">
      <style:text-properties officeooo:rsid="0018fa1c" officeooo:paragraph-rsid="005e4933"/>
    </style:style>
    <style:style style:name="P6" style:family="paragraph" style:parent-style-name="Preformatted_20_Text">
      <style:text-properties officeooo:rsid="001acfa5" officeooo:paragraph-rsid="001acfa5"/>
    </style:style>
    <style:style style:name="P7" style:family="paragraph" style:parent-style-name="Preformatted_20_Text">
      <style:text-properties officeooo:paragraph-rsid="001db1c9"/>
    </style:style>
    <style:style style:name="P8" style:family="paragraph" style:parent-style-name="Preformatted_20_Text">
      <style:text-properties officeooo:rsid="00290cee" officeooo:paragraph-rsid="00290cee"/>
    </style:style>
    <style:style style:name="P9" style:family="paragraph" style:parent-style-name="Preformatted_20_Text">
      <style:text-properties officeooo:rsid="00290cee" officeooo:paragraph-rsid="002effd5"/>
    </style:style>
    <style:style style:name="P10" style:family="paragraph" style:parent-style-name="Preformatted_20_Text">
      <style:text-properties officeooo:rsid="00290cee" officeooo:paragraph-rsid="00333109"/>
    </style:style>
    <style:style style:name="P11" style:family="paragraph" style:parent-style-name="Preformatted_20_Text">
      <style:text-properties officeooo:rsid="00290cee" officeooo:paragraph-rsid="0034d90b"/>
    </style:style>
    <style:style style:name="P12" style:family="paragraph" style:parent-style-name="Preformatted_20_Text">
      <style:text-properties officeooo:rsid="00290cee" officeooo:paragraph-rsid="00381816"/>
    </style:style>
    <style:style style:name="P13" style:family="paragraph" style:parent-style-name="Preformatted_20_Text">
      <style:text-properties officeooo:rsid="00290cee" officeooo:paragraph-rsid="0041f3d2"/>
    </style:style>
    <style:style style:name="P14" style:family="paragraph" style:parent-style-name="Preformatted_20_Text">
      <style:text-properties officeooo:rsid="003230c3" officeooo:paragraph-rsid="003230c3"/>
    </style:style>
    <style:style style:name="P15" style:family="paragraph" style:parent-style-name="Preformatted_20_Text">
      <style:text-properties officeooo:rsid="00333109" officeooo:paragraph-rsid="00333109"/>
    </style:style>
    <style:style style:name="P16" style:family="paragraph" style:parent-style-name="Preformatted_20_Text">
      <style:text-properties officeooo:rsid="00355061" officeooo:paragraph-rsid="00355061"/>
    </style:style>
    <style:style style:name="P17" style:family="paragraph" style:parent-style-name="Preformatted_20_Text">
      <style:text-properties officeooo:rsid="00355061" officeooo:paragraph-rsid="003b2e91"/>
    </style:style>
    <style:style style:name="P18" style:family="paragraph" style:parent-style-name="Preformatted_20_Text">
      <style:text-properties officeooo:rsid="00355061" officeooo:paragraph-rsid="003b56ab"/>
    </style:style>
    <style:style style:name="P19" style:family="paragraph" style:parent-style-name="Preformatted_20_Text">
      <style:text-properties officeooo:rsid="00355061" officeooo:paragraph-rsid="0041f3d2"/>
    </style:style>
    <style:style style:name="P20" style:family="paragraph" style:parent-style-name="Preformatted_20_Text">
      <style:text-properties officeooo:rsid="0048fb49" officeooo:paragraph-rsid="0048fb49"/>
    </style:style>
    <style:style style:name="P21" style:family="paragraph" style:parent-style-name="Preformatted_20_Text">
      <style:text-properties officeooo:rsid="0048fb49" officeooo:paragraph-rsid="004ae249"/>
    </style:style>
    <style:style style:name="P22" style:family="paragraph" style:parent-style-name="Preformatted_20_Text">
      <style:text-properties officeooo:rsid="0048fb49" officeooo:paragraph-rsid="004e9a7f"/>
    </style:style>
    <style:style style:name="P23" style:family="paragraph" style:parent-style-name="Preformatted_20_Text">
      <style:text-properties officeooo:rsid="0048fb49" officeooo:paragraph-rsid="0056656b"/>
    </style:style>
    <style:style style:name="P24" style:family="paragraph" style:parent-style-name="Preformatted_20_Text">
      <style:text-properties officeooo:rsid="004ae249" officeooo:paragraph-rsid="004ae249"/>
    </style:style>
    <style:style style:name="P25" style:family="paragraph" style:parent-style-name="Preformatted_20_Text">
      <style:text-properties officeooo:rsid="0056656b" officeooo:paragraph-rsid="0056656b"/>
    </style:style>
    <style:style style:name="P26" style:family="paragraph" style:parent-style-name="Preformatted_20_Text">
      <style:text-properties officeooo:rsid="005c26b5" officeooo:paragraph-rsid="005c26b5"/>
    </style:style>
    <style:style style:name="T1" style:family="text">
      <style:text-properties officeooo:rsid="001acfa5"/>
    </style:style>
    <style:style style:name="T2" style:family="text">
      <style:text-properties officeooo:rsid="001db1c9"/>
    </style:style>
    <style:style style:name="T3" style:family="text">
      <style:text-properties officeooo:rsid="001e4d4d"/>
    </style:style>
    <style:style style:name="T4" style:family="text">
      <style:text-properties officeooo:rsid="001fd59f"/>
    </style:style>
    <style:style style:name="T5" style:family="text">
      <style:text-properties officeooo:rsid="002a21df"/>
    </style:style>
    <style:style style:name="T6" style:family="text">
      <style:text-properties officeooo:rsid="002cc012"/>
    </style:style>
    <style:style style:name="T7" style:family="text">
      <style:text-properties officeooo:rsid="00333109"/>
    </style:style>
    <style:style style:name="T8" style:family="text">
      <style:text-properties officeooo:rsid="0034d90b"/>
    </style:style>
    <style:style style:name="T9" style:family="text">
      <style:text-properties officeooo:rsid="00359659"/>
    </style:style>
    <style:style style:name="T10" style:family="text">
      <style:text-properties officeooo:rsid="003b2e91"/>
    </style:style>
    <style:style style:name="T11" style:family="text">
      <style:text-properties officeooo:rsid="003b56ab"/>
    </style:style>
    <style:style style:name="T12" style:family="text">
      <style:text-properties officeooo:rsid="004519d7"/>
    </style:style>
    <style:style style:name="T13" style:family="text">
      <style:text-properties officeooo:rsid="0047107a"/>
    </style:style>
    <style:style style:name="T14" style:family="text">
      <style:text-properties officeooo:rsid="004ae249"/>
    </style:style>
    <style:style style:name="T15" style:family="text">
      <style:text-properties officeooo:rsid="004c9b17"/>
    </style:style>
    <style:style style:name="T16" style:family="text">
      <style:text-properties officeooo:rsid="004e9a7f"/>
    </style:style>
    <style:style style:name="T17" style:family="text">
      <style:text-properties officeooo:rsid="00511991"/>
    </style:style>
    <style:style style:name="T18" style:family="text">
      <style:text-properties officeooo:rsid="005410db"/>
    </style:style>
    <style:style style:name="T19" style:family="text">
      <style:text-properties officeooo:rsid="00583768"/>
    </style:style>
    <style:style style:name="T20" style:family="text">
      <style:text-properties officeooo:rsid="005c10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Conner Mattingly</text:p>
      <text:p text:style-name="P26">11282717</text:p>
      <text:p text:style-name="P26">Exam 1 Makeup</text:p>
      <text:p text:style-name="P1"/>
      <text:p text:style-name="P1"/>
      <text:p text:style-name="P5">1. a)</text:p>
      <text:p text:style-name="P1">Reason: <text:span text:style-name="T2">I</text:span> did not have enough knowledge of the three protocols, nor did I have a <text:tab/>deep enough understanding of the <text:s/>question in order to give an answer that <text:tab/>would recieve full points.</text:p>
      <text:p text:style-name="P1">Answer: <text:span text:style-name="T2">A</text:span>ll three of the protocols are used in different situations for different <text:tab/>reasons. <text:s/>However, I think the most essential protocol for use in the <text:tab/>internet is SMTP. <text:s/>This is because SMTP allows for relaying and forwarding <text:tab/>emails between multiple mail servers and sending emails from a client to a <text:tab/>server. <text:s/>The other two protocols have to do more with the transfer of mail <text:tab/>from a server to a client.</text:p>
      <text:p text:style-name="P1"/>
      <text:p text:style-name="P6">2. b)</text:p>
      <text:p text:style-name="P2"><text:span text:style-name="T1">Reason: I made a conversion mistake of megabits to bits. Understood the formula to <text:tab/>get the correct answer, just used an incorrect value in my calculations by <text:tab/>mistake.</text:span></text:p>
      <text:p text:style-name="P7"><text:span text:style-name="T1">Answer: Transmission time = Packet size/ Bit Rate</text:span></text:p>
      <text:p text:style-name="P7"><text:tab/><text:span text:style-name="T2">(2000 bits) / (1 megabit per second) = 2000/1,000,000 = .002 seconds</text:span></text:p>
      <text:p text:style-name="P7"><text:span text:style-name="T1"><text:s text:c="3"/>d)</text:span></text:p>
      <text:p text:style-name="P3"><text:span text:style-name="T1">Reason: It looks like I had the correct formula and used the wrong numbers which <text:tab/>resulted in an incorrect answer. </text:span></text:p>
      <text:p text:style-name="P3"><text:span text:style-name="T1">Answer:</text:span> <text:span text:style-name="T3">(TransmissionTime) / (RoundTripTime + TransmissionTime) = Utilization</text:span></text:p>
      <text:p text:style-name="P4"><text:tab/>.<text:span text:style-name="T4">002seconds / (.002seconds + (5000kilometers /200,000kilometersPerSecond)) <text:s text:c="4"/><text:tab/>= .074 (Multiply by 100 to get percent) = 7.4 % Utilization.</text:span></text:p>
      <text:p text:style-name="P3"/>
      <text:p text:style-name="P8">5.</text:p>
      <text:p text:style-name="P9">Reason: <text:span text:style-name="T6">I didn’t have enough experience with the recv() system call.</text:span></text:p>
      <text:p text:style-name="P9">Answer: <text:span text:style-name="T5">B. recv() returns the number of bytes read in, which will be anywhere from <text:tab/>0 to the value of the size parameter that was passed in, or -1 if there were <text:tab/>any errors. <text:s/></text:span></text:p>
      <text:p text:style-name="P14">10.</text:p>
      <text:p text:style-name="P15">a)</text:p>
      <text:p text:style-name="P13">Reason: <text:span text:style-name="T7">I didn’t know how to calculate the setup time or at least did not think <text:tab/>long enough about how to calculate it. Also forgot to add RTL to calculate <text:tab/>the total time taken to send a packet.</text:span></text:p>
      <text:p text:style-name="P13">Answer: <text:span text:style-name="T7">(3-way handshakeTime)*(# of packets)*(Dtrans for a packet + RTL)</text:span></text:p>
      <text:p text:style-name="P13"><text:s text:c="6"/><text:span text:style-name="T8">= (1.5 * RTL) * (11) * ( RTL + 50)</text:span></text:p>
      <text:p text:style-name="P11"><text:span text:style-name="T8"><text:tab/>= (1.5 * 100) * (11) * (100 + 50)</text:span></text:p>
      <text:p text:style-name="P10"><text:s text:c="6"/><text:span text:style-name="T8">= (1.5 * 100) * (11) * (150)</text:span></text:p>
      <text:p text:style-name="P10"><text:tab/><text:span text:style-name="T8">= 150ms * 11 * 150ms</text:span></text:p>
      <text:p text:style-name="P10"><text:tab/><text:span text:style-name="T8">= 247500 ms or 247.5 seconds</text:span></text:p>
      <text:p text:style-name="P16">b)</text:p>
      <text:p text:style-name="P16">Reason: <text:span text:style-name="T9">Same reason as 10.a. Didn’t calculate the setup time for TCP.<text:tab/></text:span></text:p>
      <text:p text:style-name="P19">Answer: <text:span text:style-name="T7">(3-way handshakeTime) </text:span>+ <text:span text:style-name="T7">(# of packets)*(Dtrans for a packet + RTL)</text:span></text:p>
      <text:p text:style-name="P13"><text:s text:c="6"/><text:span text:style-name="T8">= (1.5 * RTL) + (11) * ( RTL + 50)</text:span></text:p>
      <text:p text:style-name="P12"><text:span text:style-name="T8"><text:tab/>= (1.5 * 100) + (11) * (100 + 50)</text:span></text:p>
      <text:p text:style-name="P12"><text:s text:c="6"/><text:span text:style-name="T8">= (1.5 * 100) + (11) * (150)</text:span></text:p>
      <text:p text:style-name="P12"><text:tab/><text:span text:style-name="T8">= 150ms + 11 * 150ms</text:span></text:p>
      <text:p text:style-name="P12"><text:tab/><text:span text:style-name="T8">= 1800 ms or 1.8 seconds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<text:span text:style-name="T10">c)</text:span></text:p>
      <text:p text:style-name="P17">Reason: <text:span text:style-name="T11">Forgot to add RoundTripTime <text:s/>to main page packet time and forgot to add <text:tab/>initial setup time. Also, which HTTP version does this question ask for? (It <text:tab/>asks for minimum time so I will assume HTTP 1.1)</text:span></text:p>
      <text:p text:style-name="P18">Answer: <text:span text:style-name="T11">(setupTime)+(Time for main page)+(time for other pages)</text:span></text:p>
      <text:p text:style-name="P18"><text:span text:style-name="T11"><text:tab/>= (1.5 * RTL)+(OriginalRTT + OriginalDtrans) + (NewRTT + NewTrans)*(# of <text:tab/>packets)</text:span></text:p>
      <text:p text:style-name="P18"><text:tab/><text:span text:style-name="T11">= (100 * 1.5) + (100 + 50) + ((1+1)*(10))</text:span></text:p>
      <text:p text:style-name="P18"><text:tab/><text:span text:style-name="T12">= 150 + 150 + 20</text:span></text:p>
      <text:p text:style-name="P18"><text:tab/><text:span text:style-name="T13">= 320 ms or .32 seconds</text:span></text:p>
      <text:p text:style-name="P18"/>
      <text:p text:style-name="P20">11.</text:p>
      <text:p text:style-name="P20">a)</text:p>
      <text:p text:style-name="P20">Reason: <text:span text:style-name="T14">Understood the difference of endianess but could not figure out how to <text:tab/>calculate from the way it was stored. </text:span></text:p>
      <text:p text:style-name="P20">Answer:</text:p>
      <text:p text:style-name="P20">b)</text:p>
      <text:p text:style-name="P20">Reason:</text:p>
      <text:p text:style-name="P20">Answer:</text:p>
      <text:p text:style-name="P20">c)</text:p>
      <text:p text:style-name="P20">Reason:</text:p>
      <text:p text:style-name="P20">Answer:</text:p>
      <text:p text:style-name="P20"/>
      <text:p text:style-name="P24">12.</text:p>
      <text:p text:style-name="P21"><text:span text:style-name="T14">b</text:span>)</text:p>
      <text:p text:style-name="P21">Reason: <text:span text:style-name="T15">It looks like I thought the Acknowledgment numbers were suppose to increase</text:span></text:p>
      <text:p text:style-name="P21"><text:tab/><text:span text:style-name="T15">based off of what the sender is sending but in reality they increase in <text:tab/>response to what was received.</text:span></text:p>
      <text:p text:style-name="P21">Answer: <text:span text:style-name="T16">The Ack field of the packets from A to B will increase according to the <text:tab/>payload size of packets coming from B to A. Therefore the acks sent from A <text:tab/>should be as follows.</text:span></text:p>
      <text:p text:style-name="P21"><text:tab/><text:span text:style-name="T16">Ack1: 1</text:span></text:p>
      <text:p text:style-name="P22"><text:span text:style-name="T16"><text:tab/>Ack2: 51</text:span></text:p>
      <text:p text:style-name="P22"><text:span text:style-name="T16"><text:tab/>Ack3: 101</text:span></text:p>
      <text:p text:style-name="P25">Or the following if <text:span text:style-name="T19">not taking into account the 3-way handshake.</text:span></text:p>
      <text:p text:style-name="P23"><text:tab/><text:span text:style-name="T16">Ack1: 0</text:span></text:p>
      <text:p text:style-name="P23"><text:span text:style-name="T16"><text:tab/>Ack2: 50</text:span></text:p>
      <text:p text:style-name="P23"><text:span text:style-name="T16"><text:tab/>Ack3: 100</text:span></text:p>
      <text:p text:style-name="P21"><text:span text:style-name="T14">c</text:span>)</text:p>
      <text:p text:style-name="P21">Reason: <text:span text:style-name="T16">Just had an incorrect understanding of Acknowledgement fields.</text:span></text:p>
      <text:p text:style-name="P21">Answer: <text:span text:style-name="T16">The Ack number should from B should match the next sequence number that A <text:tab/>will send. <text:s/>For the Acknowledgement of the first packet the Ack would be the <text:tab/>original sequence number plus the size of the packets payload(length of the <text:tab/>packet). <text:s/>That would result in an Ack of 1050.</text:span></text:p>
      <text:p text:style-name="P21"><text:span text:style-name="T14">e</text:span>)</text:p>
      <text:p text:style-name="P21">Reason: <text:span text:style-name="T17">Looks like I forgot to mention what A would do.</text:span></text:p>
      <text:p text:style-name="P21">Answer: <text:span text:style-name="T17">A would perform a retransmit of the lost packet after the duplicate <text:tab/>acknowledgements are received or a timeout occurs. <text:s/>Whatever comes first.</text:span></text:p>
      <text:p text:style-name="P21"><text:tab/><text:span text:style-name="T18">(When a sender retransmits before the timeout, due to dup acks, it is known <text:tab/>as a fast retransmit)</text:span><text:tab/></text:p>
      <text:p text:style-name="P21"><text:span text:style-name="T14">f</text:span>)</text:p>
      <text:p text:style-name="P21">Reason: <text:span text:style-name="T20">I’m unsure which sender is meant by the question and am unsure what B would <text:tab/>do</text:span></text:p>
      <text:p text:style-name="P21">Answer: <text:span text:style-name="T20">I think that A would just retransmit the second packet when the packets <text:s/><text:tab/>timeout occur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2T09:13:37.130410942</dc:date>
    <meta:editing-duration>PT2H37M59S</meta:editing-duration>
    <meta:editing-cycles>56</meta:editing-cycles>
    <meta:generator>LibreOffice/5.1.4.2$Linux_X86_64 LibreOffice_project/10m0$Build-2</meta:generator>
    <meta:document-statistic meta:table-count="0" meta:image-count="0" meta:object-count="0" meta:page-count="2" meta:paragraph-count="73" meta:word-count="759" meta:character-count="4175" meta:non-whitespace-character-count="3394"/>
  </office:meta>
</office:document-meta>
</file>